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t's face it, computers are everywhere. </text:p>
      <text:p text:style-name="Standard">You come into contact with them at home, </text:p>
      <text:p text:style-name="Standard">work, the airport, the grocery store. </text:p>
      <text:p text:style-name="Standard">You're using some type of computer to take this course. </text:p>
      <text:p text:style-name="Standard">You know what? There's probably </text:p>
      <text:p text:style-name="Standard">one in your pocket right now. </text:p>
      <text:p text:style-name="Standard">While computers are complex </text:p>
      <text:p text:style-name="Standard">and can seem daunting to learn, </text:p>
      <text:p text:style-name="Standard">they ultimately just calculate, </text:p>
      <text:p text:style-name="Standard">process and store data. </text:p>
      <text:p text:style-name="Standard">In this lesson, we're going to take </text:p>
      <text:p text:style-name="Standard">a peek at what's inside of a computer. </text:p>
      <text:p text:style-name="Standard">We'll spend the next few lessons </text:p>
      <text:p text:style-name="Standard">explaining how each of these components work. </text:p>
      <text:p text:style-name="Standard">But for now, let's check out a typical desktop setup. </text:p>
      <text:p text:style-name="Standard">Desktops are just computers that can </text:p>
      <text:p text:style-name="Standard">fit on or under our desks. </text:p>
      <text:p text:style-name="Standard">Here we have a monitor, </text:p>
      <text:p text:style-name="Standard">a keyboard, a mouse, and a desktop. </text:p>
      <text:p text:style-name="Standard">Sometimes we might even add a webcam, </text:p>
      <text:p text:style-name="Standard">speakers or printer setup. </text:p>
      <text:p text:style-name="Standard">We'll call these physical components hardware. </text:p>
      <text:p text:style-name="Standard">Let's take a look at the back of the computer. </text:p>
      <text:p text:style-name="Standard">You can see common connectors here, </text:p>
      <text:p text:style-name="Standard">the power outlet here, </text:p>
      <text:p text:style-name="Standard">and the common ports here. </text:p>
      <text:p text:style-name="Standard">Ports are connection points that we can connect </text:p>
      <text:p text:style-name="Standard">devices to that extend the functionality of our computer. </text:p>
      <text:p text:style-name="Standard">We'll go into detail about the ports </text:p>
      <text:p text:style-name="Standard">you see here in a later lesson, </text:p>
      <text:p text:style-name="Standard">but here's a quick rundown. </text:p>
      <text:p text:style-name="Standard">We have a port here to connect to </text:p>
      <text:p text:style-name="Standard">a monitor and a few ports </text:p>
      <text:p text:style-name="Standard">here to plug your keyboard and mouse. </text:p>
      <text:p text:style-name="Standard">There's another important one </text:p>
      <text:p text:style-name="Standard">here for our network connection. </text:p>
      <text:p text:style-name="Standard">With just these ports we're able to have </text:p>
      <text:p text:style-name="Standard">the basic functionality to browse the web and much more. </text:p>
      <text:p text:style-name="Standard">Things look pretty similar on a laptop. </text:p>
      <text:p text:style-name="Standard">Here are some of the same ports, </text:p>
      <text:p text:style-name="Standard">a built-in monitor, and a keyboard. </text:p>
      <text:p text:style-name="Standard">There are also physical components inside </text:p>
      <text:p text:style-name="Standard">the laptop case that are hidden for portability. </text:p>
      <text:p text:style-name="Standard">Once you figure out how one computer works, </text:p>
      <text:p text:style-name="Standard">you can figure out how any other computer works. </text:p>
      <text:p text:style-name="Standard">This is my favorite part. Let's open up </text:p>
      <text:p text:style-name="Standard">this desktop and take a deeper look. </text:p>
      <text:p text:style-name="Standard">Let me first clean up my desk. Get ready for it. </text:p>
      <text:p text:style-name="Standard">It looks pretty complicated, </text:p>
      <text:p text:style-name="Standard">but that's okay. We'll take you through it. </text:p>
      <text:p text:style-name="Standard">Let's start with a quick tour. </text:p>
      <text:p text:style-name="Standard">Then we'll dive deeper into </text:p>
      <text:p text:style-name="Standard"><text:soft-page-break/>each of these parts in the next lesson. </text:p>
      <text:p text:style-name="Standard">Right here, this component is </text:p>
      <text:p text:style-name="Standard">a CPU or central processing unit, </text:p>
      <text:p text:style-name="Standard">which is covered by this heat sink. </text:p>
      <text:p text:style-name="Standard">You can think of the CPU as the brain of our computer. </text:p>
      <text:p text:style-name="Standard">The CPU does all the calculations and data processing. </text:p>
      <text:p text:style-name="Standard">It communicates pretty heavily </text:p>
      <text:p text:style-name="Standard">with this component right here, </text:p>
      <text:p text:style-name="Standard">RAM or Random Access Memory. </text:p>
      <text:p text:style-name="Standard">Ram is our computer's short-term memory. </text:p>
      <text:p text:style-name="Standard">We use this component when we want </text:p>
      <text:p text:style-name="Standard">to store data temporarily. </text:p>
      <text:p text:style-name="Standard">Let's say you're typing something to </text:p>
      <text:p text:style-name="Standard">a chat or a piece of text in a word processor, </text:p>
      <text:p text:style-name="Standard">this information is stored in the RAM. </text:p>
      <text:p text:style-name="Standard">Don't worry, we'll cram in </text:p>
      <text:p text:style-name="Standard">more details on RAM in a later lesson. </text:p>
      <text:p text:style-name="Standard">When we want to store anything in long-term memory, </text:p>
      <text:p text:style-name="Standard">we use this component here, the hard drive. </text:p>
      <text:p text:style-name="Standard">The hard drive holds all our data, </text:p>
      <text:p text:style-name="Standard">which can include music, pictures, applications. </text:p>
      <text:p text:style-name="Standard">Let me show you something else interesting. </text:p>
      <text:p text:style-name="Standard">Have you noticed this large slab here? </text:p>
      <text:p text:style-name="Standard">This is our motherboard. </text:p>
      <text:p text:style-name="Standard">It holds everything in place and let's </text:p>
      <text:p text:style-name="Standard">our components communicate with each other. </text:p>
      <text:p text:style-name="Standard">It's the foundation of our computer. </text:p>
      <text:p text:style-name="Standard">You can think of the motherboard as the body or </text:p>
      <text:p text:style-name="Standard">circulatory system of the computer </text:p>
      <text:p text:style-name="Standard">that connects all the pieces together. </text:p>
      <text:p text:style-name="Standard">The last component we'll talk about is our power supply, </text:p>
      <text:p text:style-name="Standard">which converts the electricity from </text:p>
      <text:p text:style-name="Standard">our wall outlet onto a format that our computer can use. </text:p>
      <text:p text:style-name="Standard">You know what's interesting? </text:p>
      <text:p text:style-name="Standard">All these components make up most computers, </text:p>
      <text:p text:style-name="Standard">even a mobile phone. </text:p>
      <text:p text:style-name="Standard">While it might look very different </text:p>
      <text:p text:style-name="Standard">from your laptop, a mobile phone, </text:p>
      <text:p text:style-name="Standard">just uses a smaller version of the hardware </text:p>
      <text:p text:style-name="Standard">that we saw in the desktop and laptop today. </text:p>
      <text:p text:style-name="Standard">Understanding how computer hardware works is </text:p>
      <text:p text:style-name="Standard">a really helpful skill set in IT support. </text:p>
      <text:p text:style-name="Standard">Since an IT department maintains </text:p>
      <text:p text:style-name="Standard">the hardware that a company uses, </text:p>
      <text:p text:style-name="Standard">a solid understanding of these computer internals </text:p>
      <text:p text:style-name="Standard">will come in handy when </text:p>
      <text:p text:style-name="Standard">troubleshooting hardware related problems and </text:p>
      <text:p text:style-name="Standard">taking things apart to see how they </text:p>
      <text:p text:style-name="Standard">work, it's just super fun. </text:p>
      <text:p text:style-name="Standard">(Required)</text:p>
      <text:p text:style-name="Standard">​</text:p>
      <text:p text:style-name="Horizontal_20_Line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21:13:44.592934679</meta:creation-date>
    <dc:date>2023-12-12T21:14:25.376987957</dc:date>
    <meta:editing-duration>PT42S</meta:editing-duration>
    <meta:editing-cycles>1</meta:editing-cycles>
    <meta:document-statistic meta:table-count="0" meta:image-count="0" meta:object-count="0" meta:page-count="3" meta:paragraph-count="103" meta:word-count="675" meta:character-count="3859" meta:non-whitespace-character-count="3184"/>
    <meta:generator>LibreOffice/7.3.7.2$Linux_X86_64 LibreOffice_project/30$Build-2</meta:generator>
  </office:meta>
</office:document-meta>
</file>